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Liberation Mono" fo:font-size="11pt" fo:font-style="normal" fo:font-weight="normal" officeooo:rsid="02233580" officeooo:paragraph-rsid="00093734" style:font-size-asian="11pt" style:font-style-asian="normal" style:font-weight-asian="normal"/>
    </style:style>
    <style:style style:name="P2" style:family="paragraph" style:parent-style-name="Text_20_body">
      <style:text-properties style:font-name="Liberation Mono" fo:font-size="11pt" fo:font-style="normal" fo:font-weight="normal" officeooo:rsid="021e9942" officeooo:paragraph-rsid="00093734" style:font-size-asian="11pt" style:font-style-asian="normal" style:font-weight-asian="normal"/>
    </style:style>
    <style:style style:name="P3" style:family="paragraph" style:parent-style-name="Text_20_body">
      <style:text-properties style:font-name="Liberation Mono" fo:font-size="11pt" fo:font-style="normal" fo:font-weight="normal" officeooo:rsid="021f7e58" officeooo:paragraph-rsid="00093734" style:font-size-asian="11pt" style:font-style-asian="normal" style:font-weight-asian="normal"/>
    </style:style>
    <style:style style:name="P4" style:family="paragraph" style:parent-style-name="Text_20_body">
      <style:text-properties style:font-name="Liberation Mono" fo:font-size="11pt" fo:font-style="normal" fo:font-weight="normal" officeooo:rsid="02212684" officeooo:paragraph-rsid="00093734" style:font-size-asian="11pt" style:font-style-asian="normal" style:font-weight-asian="normal"/>
    </style:style>
    <style:style style:name="P5" style:family="paragraph" style:parent-style-name="Text_20_body">
      <style:text-properties officeooo:rsid="024de642" officeooo:paragraph-rsid="00093734"/>
    </style:style>
    <style:style style:name="P6" style:family="paragraph" style:parent-style-name="Text_20_body">
      <style:text-properties officeooo:rsid="021bdd12" officeooo:paragraph-rsid="00093734"/>
    </style:style>
    <style:style style:name="P7" style:family="paragraph" style:parent-style-name="Text_20_body">
      <style:text-properties officeooo:rsid="0258f6c8" officeooo:paragraph-rsid="00093734"/>
    </style:style>
    <style:style style:name="P8" style:family="paragraph" style:parent-style-name="Text_20_body">
      <style:text-properties officeooo:rsid="025a563d" officeooo:paragraph-rsid="00093734"/>
    </style:style>
    <style:style style:name="P9" style:family="paragraph" style:parent-style-name="Text_20_body">
      <style:text-properties officeooo:rsid="0219be80" officeooo:paragraph-rsid="00093734"/>
    </style:style>
    <style:style style:name="P10" style:family="paragraph" style:parent-style-name="Text_20_body">
      <style:text-properties officeooo:rsid="021db840" officeooo:paragraph-rsid="00093734"/>
    </style:style>
    <style:style style:name="P11" style:family="paragraph" style:parent-style-name="Text_20_body">
      <style:text-properties officeooo:rsid="021e9942" officeooo:paragraph-rsid="00093734"/>
    </style:style>
    <style:style style:name="P12" style:family="paragraph" style:parent-style-name="Text_20_body">
      <style:text-properties officeooo:rsid="021f7e58" officeooo:paragraph-rsid="00093734"/>
    </style:style>
    <style:style style:name="P13" style:family="paragraph" style:parent-style-name="Text_20_body">
      <style:text-properties officeooo:rsid="02212684" officeooo:paragraph-rsid="00093734"/>
    </style:style>
    <style:style style:name="P14" style:family="paragraph" style:parent-style-name="Text_20_body">
      <style:text-properties officeooo:rsid="02218dea" officeooo:paragraph-rsid="00093734"/>
    </style:style>
    <style:style style:name="P15" style:family="paragraph" style:parent-style-name="Text_20_body">
      <style:text-properties officeooo:rsid="02233580" officeooo:paragraph-rsid="00093734"/>
    </style:style>
    <style:style style:name="P16" style:family="paragraph" style:parent-style-name="Text_20_body">
      <style:text-properties officeooo:rsid="0225f8d5" officeooo:paragraph-rsid="00093734"/>
    </style:style>
    <style:style style:name="P17" style:family="paragraph" style:parent-style-name="Text_20_body">
      <style:text-properties officeooo:paragraph-rsid="00093734"/>
    </style:style>
    <style:style style:name="P18" style:family="paragraph" style:parent-style-name="Standard">
      <style:text-properties style:font-name="Liberation Mono" fo:font-size="11pt" fo:font-style="normal" fo:font-weight="normal" officeooo:rsid="0226f299" officeooo:paragraph-rsid="00093734" style:font-size-asian="11pt" style:font-style-asian="normal" style:font-weight-asian="normal"/>
    </style:style>
    <style:style style:name="P19" style:family="paragraph" style:parent-style-name="Standard">
      <style:text-properties style:font-name="Liberation Mono" fo:font-size="11pt" fo:font-style="normal" fo:font-weight="normal" officeooo:rsid="021db840" officeooo:paragraph-rsid="00093734" style:font-size-asian="11pt" style:font-style-asian="normal" style:font-weight-asian="normal"/>
    </style:style>
    <style:style style:name="P20" style:family="paragraph" style:parent-style-name="Standard">
      <style:text-properties style:font-name="Liberation Mono" fo:font-size="11pt" fo:font-style="normal" fo:font-weight="normal" officeooo:rsid="0225f8d5" officeooo:paragraph-rsid="00093734" style:font-size-asian="11pt" style:font-style-asian="normal" style:font-weight-asian="normal"/>
    </style:style>
    <style:style style:name="P21" style:family="paragraph" style:parent-style-name="Standard">
      <style:text-properties officeooo:paragraph-rsid="00093734"/>
    </style:style>
    <style:style style:name="P22" style:family="paragraph" style:parent-style-name="Standard">
      <style:text-properties style:font-name="Liberation Mono" fo:font-size="11pt" fo:font-style="normal" fo:font-weight="normal" officeooo:rsid="0225f8d5" officeooo:paragraph-rsid="00093734" style:font-size-asian="11pt" style:font-style-asian="normal" style:font-weight-asian="normal"/>
    </style:style>
    <style:style style:name="P23" style:family="paragraph" style:parent-style-name="Standard">
      <style:text-properties style:font-name="Liberation Mono" fo:font-size="11pt" fo:font-style="normal" fo:font-weight="normal" officeooo:rsid="00123b77" officeooo:paragraph-rsid="00123b77" style:font-size-asian="11pt" style:font-style-asian="normal" style:font-weight-asian="normal"/>
    </style:style>
    <style:style style:name="P24" style:family="paragraph" style:parent-style-name="Standard">
      <style:text-properties style:font-name="Liberation Serif" fo:font-size="12pt" fo:font-style="normal" fo:font-weight="normal" officeooo:rsid="001222d6" officeooo:paragraph-rsid="001222d6" style:font-size-asian="12pt" style:font-style-asian="normal" style:font-weight-asian="normal" style:font-size-complex="12pt"/>
    </style:style>
    <style:style style:name="P25" style:family="paragraph" style:parent-style-name="Text_20_body">
      <style:text-properties officeooo:rsid="0258f6c8" officeooo:paragraph-rsid="00093734"/>
    </style:style>
    <style:style style:name="P26" style:family="paragraph" style:parent-style-name="Text_20_body">
      <style:text-properties officeooo:rsid="000c681e" officeooo:paragraph-rsid="00105ab3"/>
    </style:style>
    <style:style style:name="P27" style:family="paragraph" style:parent-style-name="Text_20_body">
      <style:text-properties officeooo:rsid="02233580" officeooo:paragraph-rsid="00093734"/>
    </style:style>
    <style:style style:name="P28" style:family="paragraph" style:parent-style-name="Text_20_body">
      <style:text-properties officeooo:rsid="025a563d" officeooo:paragraph-rsid="00093734"/>
    </style:style>
    <style:style style:name="P29" style:family="paragraph" style:parent-style-name="Text_20_body">
      <style:text-properties officeooo:rsid="00158026" officeooo:paragraph-rsid="00158026"/>
    </style:style>
    <style:style style:name="P30" style:family="paragraph" style:parent-style-name="Heading_20_1">
      <style:text-properties officeooo:paragraph-rsid="00093734"/>
    </style:style>
    <style:style style:name="T1" style:family="text">
      <style:text-properties officeooo:rsid="024a38dc"/>
    </style:style>
    <style:style style:name="T2" style:family="text">
      <style:text-properties officeooo:rsid="0219f389"/>
    </style:style>
    <style:style style:name="T3" style:family="text">
      <style:text-properties officeooo:rsid="021e9942"/>
    </style:style>
    <style:style style:name="T4" style:family="text">
      <style:text-properties officeooo:rsid="0219be80"/>
    </style:style>
    <style:style style:name="T5" style:family="text">
      <style:text-properties officeooo:rsid="0228a1f8"/>
    </style:style>
    <style:style style:name="T6" style:family="text">
      <style:text-properties officeooo:rsid="000c681e"/>
    </style:style>
    <style:style style:name="T7" style:family="text">
      <style:text-properties officeooo:rsid="000e91c0"/>
    </style:style>
    <style:style style:name="T8" style:family="text">
      <style:text-properties officeooo:rsid="000f8211"/>
    </style:style>
    <style:style style:name="T9" style:family="text">
      <style:text-properties officeooo:rsid="00105ab3"/>
    </style:style>
    <style:style style:name="T10" style:family="text">
      <style:text-properties officeooo:rsid="0011952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near Quadratic regulators</text:h>
      <text:h text:style-name="P30" text:outline-level="1"><text:span text:style-name="T1">LQR + LQI</text:span>:</text:h>
      <text:p text:style-name="P5">Assume that we have a regular state space model</text:p>
      <text:p text:style-name="P17"><draw:frame draw:style-name="fr1" draw:name="Object16" text:anchor-type="as-char" svg:y="-0.554cm" svg:width="2.148cm" svg:height="0.958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6">The LQR control law </text:p>
      <text:p text:style-name="P6"><draw:frame draw:style-name="fr1" draw:name="Object19" text:anchor-type="as-char" svg:y="-0.377cm" svg:width="2.646cm" svg:height="0.533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6">with integral action LQI</text:p>
      <text:p text:style-name="P6"><draw:frame draw:style-name="fr1" draw:name="Object18" text:anchor-type="as-char" svg:y="-0.656cm" svg:width="4.507cm" svg:height="1.189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7">This will create the augmented state space model. </text:p>
      <text:p text:style-name="P26">Also added precompensator <text:span text:style-name="T9">vector</text:span><draw:frame draw:style-name="fr2" draw:name="Object36" text:anchor-type="as-char" svg:y="-0.377cm" svg:width="0.91cm" svg:height="0.531cm" draw:z-index="35"><draw:object xlink:href="./Object 36" xlink:type="simple" xlink:show="embed" xlink:actuate="onLoad"/><draw:image xlink:href="./ObjectReplacements/Object 36" xlink:type="simple" xlink:show="embed" xlink:actuate="onLoad"/></draw:frame>where<draw:frame draw:style-name="fr2" draw:name="Object37" text:anchor-type="as-char" svg:y="-0.437cm" svg:width="3.815cm" svg:height="0.591cm" draw:z-index="36"><draw:object xlink:href="./Object 37" xlink:type="simple" xlink:show="embed" xlink:actuate="onLoad"/><draw:image xlink:href="./ObjectReplacements/Object 37" xlink:type="simple" xlink:show="embed" xlink:actuate="onLoad"/></draw:frame>. <text:span text:style-name="T7">That vector need to be specified from the user. </text:span></text:p>
      <text:p text:style-name="P7"><draw:frame draw:style-name="fr1" draw:name="Object20" text:anchor-type="as-char" svg:y="-0.928cm" svg:width="6.685cm" svg:height="1.704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8">With the LQR and LQI control law. The augmented state space model will then be:</text:p>
      <text:p text:style-name="P8"><draw:frame draw:style-name="fr1" draw:name="Object21" text:anchor-type="as-char" svg:y="-1.226cm" svg:width="6.683cm" svg:height="2.418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9">This is what Matacecontrol is using.</text:p>
      <text:h text:style-name="P30" text:outline-level="1">LQR + LQE: <text:span text:style-name="T10">Also called LQG controller</text:span></text:h>
      <text:p text:style-name="P9">Assume a state space gaussian model</text:p>
      <text:p text:style-name="P9"><draw:frame draw:style-name="fr1" draw:name="Object23" text:anchor-type="as-char" svg:y="-0.586cm" svg:width="3.119cm" svg:height="1.081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9">And a <text:bookmark-start text:name="__DdeLink__1457_9716489321"/>state <text:span text:style-name="T2">state space</text:span> gaussian observer<text:bookmark-end text:name="__DdeLink__1457_9716489321"/></text:p>
      <text:p text:style-name="P9"><draw:frame draw:style-name="fr1" draw:name="Object22" text:anchor-type="as-char" svg:y="-0.82cm" svg:width="8.895cm" svg:height="1.554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6">The LQR control law </text:p>
      <text:p text:style-name="P6"><draw:frame draw:style-name="fr1" draw:name="Object24" text:anchor-type="as-char" svg:y="-0.377cm" svg:width="2.099cm" svg:height="0.469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0"><text:soft-page-break/>One important step is to create one error state of diffrence between real state and estimated state</text:p>
      <text:p text:style-name="P10"><draw:frame draw:style-name="fr1" draw:name="Object25" text:anchor-type="as-char" svg:y="-0.377cm" svg:width="1.685cm" svg:height="0.467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0">This will change the control law to <text:span text:style-name="T3">a new control law</text:span></text:p>
      <text:p text:style-name="P10"><draw:frame draw:style-name="fr1" draw:name="Object27" text:anchor-type="as-char" svg:y="-0.377cm" svg:width="4.417cm" svg:height="0.469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0">Because</text:p>
      <text:p text:style-name="P19"><draw:frame draw:style-name="fr1" draw:name="Object26" text:anchor-type="as-char" svg:y="-0.377cm" svg:width="1.991cm" svg:height="0.469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9"/>
      <text:p text:style-name="P17">Insert <text:span text:style-name="T3">the new control law into the state space gaussian model</text:span></text:p>
      <text:p text:style-name="P1"><draw:frame draw:style-name="fr1" draw:name="Object28" text:anchor-type="as-char" svg:y="-0.594cm" svg:width="5.44cm" svg:height="1.102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7">Insert the new control law to the output of the state space gaussian model</text:p>
      <text:p text:style-name="P1"><draw:frame draw:style-name="fr1" draw:name="Object29" text:anchor-type="as-char" svg:y="-0.594cm" svg:width="5.592cm" svg:height="1.102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1">Insert the new control law into the <text:span text:style-name="T4">state state space gaussian observer</text:span></text:p>
      <text:p text:style-name="P2"><draw:frame draw:style-name="fr1" draw:name="Object30" text:anchor-type="as-char" svg:y="-0.896cm" svg:width="8.012cm" svg:height="1.706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2">Assume now</text:p>
      <text:p text:style-name="P3"><draw:frame draw:style-name="fr1" draw:name="Object31" text:anchor-type="as-char" svg:y="-1.457cm" svg:width="13.111cm" svg:height="2.762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3">Remember </text:p>
      <text:p text:style-name="P13"><draw:frame draw:style-name="fr1" draw:name="Object33" text:anchor-type="as-char" svg:y="-0.377cm" svg:width="1.685cm" svg:height="0.469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4">Which results:</text:p>
      <text:p text:style-name="P4"><draw:frame draw:style-name="fr1" draw:name="Object32" text:anchor-type="as-char" svg:y="-0.914cm" svg:width="6.996cm" svg:height="1.741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5">The whole state space model will then be: <text:span text:style-name="T6">Also added precompensator factor</text:span><text:span text:style-name="T6"><draw:frame draw:style-name="fr2" draw:name="Object38" text:anchor-type="as-char" svg:y="-0.377cm" svg:width="0.661cm" svg:height="0.533cm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6">where</text:span><text:span text:style-name="T6"><draw:frame draw:style-name="fr2" draw:name="Object39" text:anchor-type="as-char" svg:y="-0.437cm" svg:width="3.815cm" svg:height="0.591cm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6">. That factor is computed automaticly. </text:span></text:p>
      <text:p text:style-name="P15"><text:soft-page-break/><draw:frame draw:style-name="fr1" draw:name="Object35" text:anchor-type="as-char" svg:y="-1.718cm" svg:width="9.213cm" svg:height="3.36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6">Because <text:span text:style-name="T5">the most important equations are:</text:span></text:p>
      <text:p text:style-name="P20"><draw:frame draw:style-name="fr1" draw:name="Object34" text:anchor-type="as-char" svg:y="-0.887cm" svg:width="5.616cm" svg:height="1.69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3"/>
      <text:p text:style-name="Standard">That was the deep theory!</text:p>
      <text:p text:style-name="P20"/>
      <text:p text:style-name="P24">But the state space model in Matavecontrol is:</text:p>
      <text:p text:style-name="P24"><draw:frame draw:style-name="fr1" draw:name="Object40" text:anchor-type="as-char" svg:y="-1.753cm" svg:width="9.213cm" svg:height="3.5cm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24"/>
      <text:p text:style-name="P24">Where<draw:frame draw:style-name="fr2" draw:name="Object41" text:anchor-type="as-char" svg:y="-0.377cm" svg:width="0.654cm" svg:height="0.533cm" draw:z-index="40"><draw:object xlink:href="./Object 41" xlink:type="simple" xlink:show="embed" xlink:actuate="onLoad"/><draw:image xlink:href="./ObjectReplacements/Object 41" xlink:type="simple" xlink:show="embed" xlink:actuate="onLoad"/></draw:frame>is the measured signal and<draw:frame draw:style-name="fr2" draw:name="Object42" text:anchor-type="as-char" svg:y="-0.377cm" svg:width="0.467cm" svg:height="0.469cm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is the filtered output.</text:p>
      <text:h text:style-name="P30" text:outline-level="1"><text:span text:style-name="T1">LQR + LQE + LQI</text:span>: <text:span text:style-name="T8">(Not included in Matavecontrol)</text:span></text:h>
      <text:p text:style-name="P9">Assume a state space gaussian model</text:p>
      <text:p text:style-name="P9"><draw:frame draw:style-name="fr1" draw:name="Object1" text:anchor-type="as-char" svg:y="-0.586cm" svg:width="3.119cm" svg:height="1.081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9">And a <text:bookmark-start text:name="__DdeLink__1457_971648932"/>state <text:span text:style-name="T2">state space</text:span> gaussian observer<text:bookmark-end text:name="__DdeLink__1457_971648932"/></text:p>
      <text:p text:style-name="P9"><draw:frame draw:style-name="fr1" draw:name="Object2" text:anchor-type="as-char" svg:y="-0.82cm" svg:width="8.895cm" svg:height="1.554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6">The LQR control law </text:p>
      <text:p text:style-name="P6"><draw:frame draw:style-name="fr1" draw:name="Object3" text:anchor-type="as-char" svg:y="-0.377cm" svg:width="2.646cm" svg:height="0.531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6">with integral action LQI</text:p>
      <text:p text:style-name="P6"><draw:frame draw:style-name="fr1" draw:name="Object4" text:anchor-type="as-char" svg:y="-0.654cm" svg:width="5.542cm" svg:height="1.189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0">One important step is to create one error state of diffrence between real state and estimated state</text:p>
      <text:p text:style-name="P10"><draw:frame draw:style-name="fr1" draw:name="Object5" text:anchor-type="as-char" svg:y="-0.377cm" svg:width="1.685cm" svg:height="0.467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0">This will change the control law to <text:span text:style-name="T3">a new control law</text:span></text:p>
      <text:p text:style-name="P10"><text:soft-page-break/><draw:frame draw:style-name="fr1" draw:name="Object6" text:anchor-type="as-char" svg:y="-0.377cm" svg:width="5.51cm" svg:height="0.533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0">Because</text:p>
      <text:p text:style-name="P19"><draw:frame draw:style-name="fr1" draw:name="Object7" text:anchor-type="as-char" svg:y="-0.377cm" svg:width="1.991cm" svg:height="0.469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1"/>
      <text:p text:style-name="P15">Insert the new control law into the integral state</text:p>
      <text:p text:style-name="P15"><draw:frame draw:style-name="fr1" draw:name="Object14" text:anchor-type="as-char" svg:y="-0.594cm" svg:width="14.201cm" svg:height="1.102cm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7">Insert <text:span text:style-name="T3">the new control law into the state space gaussian model</text:span></text:p>
      <text:p text:style-name="P17"><draw:frame draw:style-name="fr1" draw:name="Object8" text:anchor-type="as-char" svg:y="-0.594cm" svg:width="5.965cm" svg:height="1.102cm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7">Insert the new control law to the output of the state space gaussian model</text:p>
      <text:p text:style-name="P17"><draw:frame draw:style-name="fr1" draw:name="Object17" text:anchor-type="as-char" svg:y="-0.594cm" svg:width="6.115cm" svg:height="1.102cm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1">Insert the new control law into the <text:span text:style-name="T4">state state space gaussian observer</text:span></text:p>
      <text:p text:style-name="P11"><draw:frame draw:style-name="fr1" draw:name="Object9" text:anchor-type="as-char" svg:y="-0.896cm" svg:width="8.537cm" svg:height="1.706cm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2">Assume now</text:p>
      <text:p text:style-name="P12"><draw:frame draw:style-name="fr1" draw:name="Object10" text:anchor-type="as-char" svg:y="-1.457cm" svg:width="14.706cm" svg:height="2.762cm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3">Remember </text:p>
      <text:p text:style-name="P13"><draw:frame draw:style-name="fr1" draw:name="Object11" text:anchor-type="as-char" svg:y="-0.377cm" svg:width="1.685cm" svg:height="0.469cm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4">Which results</text:p>
      <text:p text:style-name="P13"><draw:frame draw:style-name="fr1" draw:name="Object12" text:anchor-type="as-char" svg:y="-0.91cm" svg:width="6.989cm" svg:height="1.736cm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5">The whole state space model will then be:</text:p>
      <text:p text:style-name="P15"><draw:frame draw:style-name="fr1" draw:name="Object13" text:anchor-type="as-char" svg:y="-1.817cm" svg:width="10.079cm" svg:height="3.625cm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16"><text:soft-page-break/>Because <text:span text:style-name="T5">the most important equations are:</text:span></text:p>
      <text:p text:style-name="P20"><draw:frame draw:style-name="fr1" draw:name="Object15" text:anchor-type="as-char" svg:y="-1.166cm" svg:width="6.847cm" svg:height="2.245cm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20:05:38.711949366</meta:creation-date>
    <dc:date>2018-03-31T11:56:10.176042294</dc:date>
    <meta:editing-duration>PT1H27M19S</meta:editing-duration>
    <meta:editing-cycles>14</meta:editing-cycles>
    <meta:generator>LibreOffice/5.1.6.2$Linux_X86_64 LibreOffice_project/10m0$Build-2</meta:generator>
    <meta:document-statistic meta:table-count="0" meta:image-count="0" meta:object-count="42" meta:page-count="5" meta:paragraph-count="80" meta:word-count="328" meta:character-count="1894" meta:non-whitespace-character-count="1602"/>
  </office:meta>
</office:document-meta>
</file>

<file path=Object 1/content.xml><?xml version="1.0" encoding="utf-8"?>
<math xmlns="http://www.w3.org/1998/Math/MathML" display="block">
  <semantics>
    <mtable>
      <mtr>
        <mtd>
          <mrow>
            <mover accent="true">
              <mi>x</mi>
              <mo stretchy="false">˙</mo>
            </mover>
            <mo stretchy="false">=</mo>
            <mrow>
              <mi mathvariant="italic">Ax</mi>
              <mo stretchy="false">+</mo>
              <mi mathvariant="italic">Bu</mi>
            </mrow>
          </mrow>
        </mtd>
      </mtr>
      <mtr>
        <mtd>
          <mrow>
            <mi>y</mi>
            <mo stretchy="false">=</mo>
            <mrow>
              <mi mathvariant="italic">Cx</mi>
              <mo stretchy="false">+</mo>
              <mi mathvariant="italic">Du</mi>
            </mrow>
          </mrow>
        </mtd>
      </mtr>
    </mtable>
    <annotation encoding="StarMath 5.0">dot x = Ax + Bu  newline
y = Cx + Du </annotation>
  </semantics>
</math>
</file>

<file path=Object 10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row>
          <mover accent="true">
            <mi>x</mi>
            <mo stretchy="false">^</mo>
          </mover>
          <mo stretchy="false">+</mo>
          <mi>r</mi>
        </mrow>
        <mo stretchy="false">=</mo>
        <mi>L</mi>
      </mrow>
      <mrow>
        <mover accent="true">
          <mi>x</mi>
          <mo stretchy="false">~</mo>
        </mover>
        <mo stretchy="false">−</mo>
        <mi>L</mi>
      </mrow>
      <mrow>
        <mi>x</mi>
        <mo stretchy="false">+</mo>
        <mi>r</mi>
      </mrow>
    </mrow>
    <annotation encoding="StarMath 5.0">u = -L hat x + r = L tilde x - L x + r</annotation>
  </semantics>
</math>
</file>

<file path=Object 11/content.xml><?xml version="1.0" encoding="utf-8"?>
<math xmlns="http://www.w3.org/1998/Math/MathML" display="block">
  <semantics>
    <mrow>
      <mrow>
        <mover accent="true">
          <mi>x</mi>
          <mo stretchy="false">~</mo>
        </mover>
        <mo stretchy="false">−</mo>
        <mi>x</mi>
      </mrow>
      <mo stretchy="false">=</mo>
      <mrow>
        <mo stretchy="false">−</mo>
        <mover accent="true">
          <mi>x</mi>
          <mo stretchy="false">^</mo>
        </mover>
      </mrow>
    </mrow>
    <annotation encoding="StarMath 5.0">tilde x - x= -hat x </annotation>
  </semantics>
</math>
</file>

<file path=Object 12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i mathvariant="italic">Ax</mi>
                <mo stretchy="false">+</mo>
                <mi>B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>r</mi>
                    </mrow>
                  </mrow>
                </mrow>
                <mo fence="true" stretchy="false">)</mo>
              </mrow>
              <mo stretchy="false">+</mo>
              <msub>
                <mi>B</mi>
                <mi>d</mi>
              </msub>
            </mrow>
            <mi>d</mi>
          </mrow>
        </mtd>
      </mtr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B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r</mi>
              <mo stretchy="false">+</mo>
              <msub>
                <mi>B</mi>
                <mi>d</mi>
              </msub>
            </mrow>
            <mi>d</mi>
          </mrow>
        </mtd>
      </mtr>
    </mtable>
    <annotation encoding="StarMath 5.0">alignl dot x = Ax + B(L tilde x - L x + r) + B_d d newline
alignl dot x = (A-BL)x + BL tilde x + Br + B_d d 
</annotation>
  </semantics>
</math>
</file>

<file path=Object 13/content.xml><?xml version="1.0" encoding="utf-8"?>
<math xmlns="http://www.w3.org/1998/Math/MathML" display="block">
  <semantics>
    <mtable>
      <mtr>
        <mtd columnalign="left">
          <mrow>
            <mrow>
              <mi>y</mi>
              <mo stretchy="false">=</mo>
              <mrow>
                <mi mathvariant="italic">Cx</mi>
                <mo stretchy="false">+</mo>
                <mi>D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>r</mi>
                    </mrow>
                  </mrow>
                </mrow>
                <mo fence="true" stretchy="false">)</mo>
              </mrow>
              <mo stretchy="false">+</mo>
              <msub>
                <mi>B</mi>
                <mi>n</mi>
              </msub>
            </mrow>
            <mi>n</mi>
          </mrow>
        </mtd>
      </mtr>
      <mtr>
        <mtd columnalign="left">
          <mrow>
            <mrow>
              <mi>y</mi>
              <mo stretchy="false">=</mo>
              <mrow>
                <mo fence="true" stretchy="false">(</mo>
                <mrow>
                  <mrow>
                    <mi>C</mi>
                    <mo stretchy="false">−</mo>
                    <mi mathvariant="italic">D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DL</mi>
            </mrow>
            <mrow>
              <mover accent="true">
                <mi>x</mi>
                <mo stretchy="false">~</mo>
              </mover>
              <mo stretchy="false">+</mo>
              <mi mathvariant="italic">Dr</mi>
              <mo stretchy="false">+</mo>
              <msub>
                <mi>B</mi>
                <mi>n</mi>
              </msub>
            </mrow>
            <mi>n</mi>
          </mrow>
        </mtd>
      </mtr>
    </mtable>
    <annotation encoding="StarMath 5.0">alignl y = Cx + D(L tilde x - L x + r) + B_n n newline
alignl y = (C - DL)x + DL tilde x + Dr + B_n n</annotation>
  </semantics>
</math>
</file>

<file path=Object 14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u</mi>
              <mo stretchy="false">+</mo>
              <mi mathvariant="italic">Ke</mi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>B</mi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>r</mi>
                    </mrow>
                  </mrow>
                </mrow>
                <mo fence="true" stretchy="false">)</mo>
              </mrow>
              <mo stretchy="false">+</mo>
              <mi>K</mi>
            </mrow>
            <mrow>
              <mo fence="true" stretchy="false">(</mo>
              <mrow>
                <mrow>
                  <mrow>
                    <mi mathvariant="italic">Cx</mi>
                    <mo stretchy="false">+</mo>
                    <msub>
                      <mi>B</mi>
                      <mi>n</mi>
                    </msub>
                  </mrow>
                  <mrow>
                    <mi>n</mi>
                    <mo stretchy="false">−</mo>
                    <mi>C</mi>
                  </mrow>
                  <mover accent="true">
                    <mi>x</mi>
                    <mo stretchy="false">^</mo>
                  </mover>
                </mrow>
              </mrow>
              <mo fence="true" stretchy="false">)</mo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−</mo>
              <mi mathvariant="italic">BL</mi>
            </mrow>
            <mrow>
              <mi>x</mi>
              <mo stretchy="false">+</mo>
              <mi mathvariant="italic">Br</mi>
              <mo stretchy="false">+</mo>
              <mi mathvariant="italic">KCx</mi>
              <mo stretchy="false">+</mo>
              <msub>
                <mi mathvariant="italic">KB</mi>
                <mi>n</mi>
              </msub>
            </mrow>
            <mrow>
              <mi>n</mi>
              <mo stretchy="false">−</mo>
              <mi mathvariant="italic">KC</mi>
            </mrow>
            <mover accent="true">
              <mi>x</mi>
              <mo stretchy="false">^</mo>
            </mover>
          </mrow>
        </mtd>
      </mtr>
    </mtable>
    <annotation encoding="StarMath 5.0">alignl dot hat x = A hat x + Bu + Ke newline
alignl dot hat x = A hat x + B(L tilde x - L x + r) + K(Cx + B_n n - C hat x) newline
alignl dot hat x = A hat x + BL tilde x -BL x + Br + KCx + KB_n n - KC hat x</annotation>
  </semantics>
</math>
</file>

<file path=Object 15/content.xml><?xml version="1.0" encoding="utf-8"?>
<math xmlns="http://www.w3.org/1998/Math/MathML" display="block">
  <semantics>
    <mtable>
      <mtr>
        <mtd columnalign="left">
          <mrow>
            <mover accent="true">
              <mover accent="true">
                <mi>x</mi>
                <mo stretchy="false">~</mo>
              </mover>
              <mo stretchy="false">˙</mo>
            </mover>
            <mo stretchy="false">=</mo>
            <mrow>
              <mover accent="true">
                <mi>x</mi>
                <mo stretchy="false">˙</mo>
              </mover>
              <mo stretchy="false">−</mo>
              <mover accent="true">
                <mover accent="true">
                  <mi>x</mi>
                  <mo stretchy="false">^</mo>
                </mover>
                <mo stretchy="false">˙</mo>
              </mover>
            </mrow>
          </mrow>
        </mtd>
      </mtr>
      <mtr>
        <mtd columnalign="left">
          <mrow>
            <mover accent="true">
              <mover accent="true">
                <mi>x</mi>
                <mo stretchy="false">~</mo>
              </mover>
              <mo stretchy="false">˙</mo>
            </mover>
            <mo stretchy="false">=</mo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i>A</mi>
                          <mo stretchy="false">−</mo>
                          <mi mathvariant="italic">BL</mi>
                        </mrow>
                      </mrow>
                      <mo fence="true" stretchy="false">)</mo>
                    </mrow>
                    <mrow>
                      <mi>x</mi>
                      <mo stretchy="false">+</mo>
                      <mi mathvariant="italic">BL</mi>
                    </mrow>
                    <mrow>
                      <mover accent="true">
                        <mi>x</mi>
                        <mo stretchy="false">~</mo>
                      </mover>
                      <mo stretchy="false">+</mo>
                      <mi>r</mi>
                      <mo stretchy="false">+</mo>
                      <msub>
                        <mi>B</mi>
                        <mi>d</mi>
                      </msub>
                    </mrow>
                    <mi>d</mi>
                  </mrow>
                </mrow>
                <mo fence="true" stretchy="false">]</mo>
              </mrow>
              <mo stretchy="false">−</mo>
              <mrow>
                <mo fence="true" stretchy="false">[</mo>
                <mrow>
                  <mrow>
                    <mi>A</mi>
                    <mrow>
                      <mover accent="true">
                        <mi>x</mi>
                        <mo stretchy="false">^</mo>
                      </mover>
                      <mo stretchy="false">+</mo>
                      <mi mathvariant="italic">BL</mi>
                    </mrow>
                    <mrow>
                      <mover accent="true">
                        <mi>x</mi>
                        <mo stretchy="false">~</mo>
                      </mover>
                      <mo stretchy="false">−</mo>
                      <mi mathvariant="italic">BL</mi>
                    </mrow>
                    <mrow>
                      <mi>x</mi>
                      <mo stretchy="false">+</mo>
                      <mi>r</mi>
                      <mo stretchy="false">+</mo>
                      <mi mathvariant="italic">KCx</mi>
                      <mo stretchy="false">+</mo>
                      <msub>
                        <mi mathvariant="italic">KB</mi>
                        <mi>n</mi>
                      </msub>
                    </mrow>
                    <mrow>
                      <mi>n</mi>
                      <mo stretchy="false">−</mo>
                      <mi mathvariant="italic">KC</mi>
                    </mrow>
                    <mover accent="true">
                      <mi>x</mi>
                      <mo stretchy="false">^</mo>
                    </mover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−</mo>
                <mi mathvariant="italic">BLx</mi>
                <mo stretchy="false">+</mo>
                <mi mathvariant="italic">BL</mi>
              </mrow>
            </mrow>
            <mrow>
              <mover accent="true">
                <mi>x</mi>
                <mo stretchy="false">~</mo>
              </mover>
              <mo stretchy="false">+</mo>
              <mi>r</mi>
              <mo stretchy="false">+</mo>
              <msub>
                <mi>B</mi>
                <mi>d</mi>
              </msub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L</mi>
            </mrow>
            <mrow>
              <mi>x</mi>
              <mo stretchy="false">−</mo>
              <mi>r</mi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+</mo>
                <msub>
                  <mi>B</mi>
                  <mi>d</mi>
                </msub>
              </mrow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</mtable>
    <annotation encoding="StarMath 5.0">alignl dot tilde x = dot x -  dot hat x newline
alignl dot tilde x = [ (A-BL)x + BL tilde x + r + B_d d  ] - [ A hat x + BL tilde x -BL x + r + KCx + KB_n n - KC hat x ] newline
alignl dot tilde x = Ax - BLx + BL tilde x + r + B_d d - A hat x - BL tilde x + BL x - r - KCx - KB_n n + KC hat x newline
alignl dot tilde x = Ax + B_d d - A hat x - KCx - KB_n n + KC hat x newline</annotation>
  </semantics>
</math>
</file>

<file path=Object 16/content.xml><?xml version="1.0" encoding="utf-8"?>
<math xmlns="http://www.w3.org/1998/Math/MathML" display="block">
  <semantics>
    <mrow>
      <mover accent="true">
        <mi>x</mi>
        <mo stretchy="false">~</mo>
      </mover>
      <mo stretchy="false">=</mo>
      <mrow>
        <mi>x</mi>
        <mo stretchy="false">−</mo>
        <mover accent="true">
          <mi>x</mi>
          <mo stretchy="false">^</mo>
        </mover>
      </mrow>
    </mrow>
    <annotation encoding="StarMath 5.0">tilde x = x - hat x </annotation>
  </semantics>
</math>
</file>

<file path=Object 17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+</mo>
                <msub>
                  <mi>B</mi>
                  <mi>d</mi>
                </msub>
              </mrow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i>A</mi>
            </mrow>
            <mrow>
              <mrow>
                <mo fence="true" stretchy="false">(</mo>
                <mrow>
                  <mrow>
                    <mi>x</mi>
                    <mo stretchy="false">−</mo>
                    <mover accent="true">
                      <mi>x</mi>
                      <mo stretchy="false">^</mo>
                    </mover>
                  </mrow>
                </mrow>
                <mo fence="true" stretchy="false">)</mo>
              </mrow>
              <mo stretchy="false">+</mo>
              <msub>
                <mi>B</mi>
                <mi>d</mi>
              </msub>
            </mrow>
            <mrow>
              <mi>d</mi>
              <mo stretchy="false">−</mo>
              <mi mathvariant="italic">KC</mi>
            </mrow>
            <mrow>
              <mrow>
                <mo fence="true" stretchy="false">(</mo>
                <mrow>
                  <mrow>
                    <mi>x</mi>
                    <mo stretchy="false">−</mo>
                    <mover accent="true">
                      <mi>x</mi>
                      <mo stretchy="false">^</mo>
                    </mover>
                  </mrow>
                </mrow>
                <mo fence="true" stretchy="false">)</mo>
              </mrow>
              <mo stretchy="false">−</mo>
              <msub>
                <mi mathvariant="italic">KB</mi>
                <mi>n</mi>
              </msub>
            </mrow>
            <mi>n</mi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KC</mi>
                  </mrow>
                </mrow>
                <mo fence="true" stretchy="false">)</mo>
              </mrow>
            </mrow>
            <mrow>
              <mover accent="true">
                <mi>x</mi>
                <mo stretchy="false">~</mo>
              </mover>
              <mo stretchy="false">+</mo>
              <msub>
                <mi>B</mi>
                <mi>d</mi>
              </msub>
            </mrow>
            <mrow>
              <mi>d</mi>
              <mo stretchy="false">−</mo>
              <msub>
                <mi mathvariant="italic">KB</mi>
                <mi>n</mi>
              </msub>
            </mrow>
            <mi>n</mi>
          </mrow>
        </mtd>
      </mtr>
    </mtable>
    <annotation encoding="StarMath 5.0">alignl dot tilde x = Ax + B_d d - A hat x - KCx - KB_n n + KC hat x newline
alignl dot tilde x = A(x - hat x) + B_d d - KC(x - hat x) - KB_n n   newline
alignl dot tilde x = ( A - KC ) tilde x + B_d d - KB_n n</annotation>
  </semantics>
</math>
</file>

<file path=Object 18/content.xml><?xml version="1.0" encoding="utf-8"?>
<math xmlns="http://www.w3.org/1998/Math/MathML" display="block">
  <semantics>
    <mtable>
      <mtr>
        <mtd columnalign="left">
          <mrow>
            <mrow>
              <mrow>
                <mo fence="true" stretchy="true">[</mo>
                <mrow>
                  <mtable>
                    <mtr>
                      <mtd>
                        <mover accent="true">
                          <mi>x</mi>
                          <mo stretchy="false">˙</mo>
                        </mover>
                      </mtd>
                    </mtr>
                    <mtr>
                      <mtd>
                        <mover accent="true">
                          <mover accent="true">
                            <mi>x</mi>
                            <mo stretchy="false">~</mo>
                          </mover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B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BL</mi>
                      </mtd>
                    </mtr>
                    <mtr>
                      <mtd>
                        <mn>0</mn>
                      </mtd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KC</mi>
                            </mrow>
                          </mrow>
                          <mo fence="true" stretchy="false">)</mo>
                        </mrow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over accent="true">
                          <mi>x</mi>
                          <mo stretchy="false">~</mo>
                        </mover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sub>
                          <mi mathvariant="italic">BK</mi>
                          <mi>r</mi>
                        </msub>
                      </mtd>
                      <mtd>
                        <msub>
                          <mi>B</mi>
                          <mi>d</mi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B</mi>
                          <mi>d</mi>
                        </msub>
                      </mtd>
                      <mtd>
                        <mrow>
                          <mo stretchy="false">−</mo>
                          <msub>
                            <mi mathvariant="italic">KB</mi>
                            <mi>n</mi>
                          </msub>
                        </mrow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  <mtr>
                    <mtd>
                      <mi>d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]</mo>
            </mrow>
          </mrow>
        </mtd>
      </mtr>
      <mtr>
        <mtd columnalign="left">
          <mrow>
            <mrow>
              <mi>y</mi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C</mi>
                              <mo stretchy="false">−</mo>
                              <mi mathvariant="italic">D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DL</mi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over accent="true">
                          <mi>x</mi>
                          <mo stretchy="false">~</mo>
                        </mover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i>D</mi>
                      </mtd>
                      <mtd>
                        <mn>0</mn>
                      </mtd>
                      <mtd>
                        <msub>
                          <mi>B</mi>
                          <mi>n</mi>
                        </msub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  <mtr>
                    <mtd>
                      <mi>d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]</mo>
            </mrow>
          </mrow>
        </mtd>
      </mtr>
    </mtable>
    <annotation encoding="StarMath 5.0">alignl left [matrix{dot x ## dot tilde x}  right ] = left [ matrix{(A-BL) # BL  ## 0 # (A-KC)} right ] left [ matrix{x ## tilde x} right ] + left [ matrix{BK_r # B_d # 0 ## 0 # B_d # - KB_n} right ] left [ matrix{r ## d ## n} right ] newline

alignl y = left [ matrix{(C-DL) # DL}  right] left [ matrix{x ## tilde x} right ] +  left [ matrix{D # 0 # B_n}  right] left [ matrix{r ## d ## n} right ]</annotation>
  </semantics>
</math>
</file>

<file path=Object 19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B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r</mi>
              <mo stretchy="false">+</mo>
              <msub>
                <mi>B</mi>
                <mi>d</mi>
              </msub>
            </mrow>
            <mi>d</mi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KC</mi>
                  </mrow>
                </mrow>
                <mo fence="true" stretchy="false">)</mo>
              </mrow>
            </mrow>
            <mrow>
              <mover accent="true">
                <mi>x</mi>
                <mo stretchy="false">~</mo>
              </mover>
              <mo stretchy="false">+</mo>
              <msub>
                <mi>B</mi>
                <mi>d</mi>
              </msub>
            </mrow>
            <mrow>
              <mi>d</mi>
              <mo stretchy="false">−</mo>
              <msub>
                <mi mathvariant="italic">KB</mi>
                <mi>n</mi>
              </msub>
            </mrow>
            <mi>n</mi>
          </mrow>
        </mtd>
      </mtr>
      <mtr>
        <mtd columnalign="left">
          <mrow>
            <mrow>
              <mi>y</mi>
              <mo stretchy="false">=</mo>
              <mrow>
                <mo fence="true" stretchy="false">(</mo>
                <mrow>
                  <mrow>
                    <mi>C</mi>
                    <mo stretchy="false">−</mo>
                    <mi mathvariant="italic">D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DL</mi>
            </mrow>
            <mrow>
              <mover accent="true">
                <mi>x</mi>
                <mo stretchy="false">~</mo>
              </mover>
              <mo stretchy="false">+</mo>
              <mi mathvariant="italic">Dr</mi>
              <mo stretchy="false">+</mo>
              <msub>
                <mi>B</mi>
                <mi>n</mi>
              </msub>
            </mrow>
            <mi>n</mi>
          </mrow>
        </mtd>
      </mtr>
    </mtable>
    <annotation encoding="StarMath 5.0">alignl dot x = (A-BL)x + BL tilde x + Br + B_d d newline
alignl dot tilde x = ( A - KC ) tilde x + B_d d - KB_n n newline
alignl y = (C - DL)x + DL tilde x + Dr + B_n n</annotation>
  </semantics>
</math>
</file>

<file path=Object 2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i>x</mi>
        <mo stretchy="false">+</mo>
        <mi mathvariant="italic">Li</mi>
      </mrow>
      <msub>
        <mi>x</mi>
        <mi>i</mi>
      </msub>
    </mrow>
    <annotation encoding="StarMath 5.0">u = -L x + Li x_i</annotation>
  </semantics>
</math>
</file>

<file path=Object 20/content.xml><?xml version="1.0" encoding="utf-8"?>
<math xmlns="http://www.w3.org/1998/Math/MathML" display="block">
  <semantics>
    <mtable>
      <mtr>
        <mtd>
          <mrow>
            <mrow>
              <mover accent="true">
                <mi>x</mi>
                <mo stretchy="false">˙</mo>
              </mover>
              <mo stretchy="false">=</mo>
              <mrow>
                <mi mathvariant="italic">Ax</mi>
                <mo stretchy="false">+</mo>
                <mi mathvariant="italic">Bu</mi>
                <mo stretchy="false">+</mo>
                <msub>
                  <mi>B</mi>
                  <mi>d</mi>
                </msub>
              </mrow>
            </mrow>
            <mi>d</mi>
          </mrow>
        </mtd>
      </mtr>
      <mtr>
        <mtd>
          <mrow>
            <mrow>
              <mi>y</mi>
              <mo stretchy="false">=</mo>
              <mrow>
                <mi mathvariant="italic">Cx</mi>
                <mo stretchy="false">+</mo>
                <mi mathvariant="italic">Du</mi>
                <mo stretchy="false">+</mo>
                <msub>
                  <mi>B</mi>
                  <mi>n</mi>
                </msub>
              </mrow>
            </mrow>
            <mi>n</mi>
          </mrow>
        </mtd>
      </mtr>
    </mtable>
    <annotation encoding="StarMath 5.0">dot x = Ax + Bu + B_d d newline
y = Cx + Du + B_n n</annotation>
  </semantics>
</math>
</file>

<file path=Object 21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u</mi>
              <mo stretchy="false">+</mo>
              <mi mathvariant="italic">Ke</mi>
            </mrow>
          </mrow>
        </mtd>
      </mtr>
      <mtr>
        <mtd columnalign="left">
          <mrow>
            <mrow>
              <mover accent="true">
                <mi>y</mi>
                <mo stretchy="false">^</mo>
              </mover>
              <mo stretchy="false">=</mo>
              <mi>C</mi>
            </mrow>
            <mrow>
              <mover accent="true">
                <mi>x</mi>
                <mo stretchy="false">^</mo>
              </mover>
              <mo stretchy="false">+</mo>
              <mi mathvariant="italic">Du</mi>
            </mrow>
          </mrow>
        </mtd>
      </mtr>
      <mtr>
        <mtd columnalign="left">
          <mrow>
            <mrow>
              <mi>e</mi>
              <mo stretchy="false">=</mo>
              <mrow>
                <mi>y</mi>
                <mo stretchy="false">−</mo>
                <mover accent="true">
                  <mi>y</mi>
                  <mo stretchy="false">^</mo>
                </mover>
              </mrow>
              <mo stretchy="false">=</mo>
              <mrow>
                <mi mathvariant="italic">Cx</mi>
                <mo stretchy="false">+</mo>
                <mi mathvariant="italic">Du</mi>
                <mo stretchy="false">+</mo>
                <msub>
                  <mi>B</mi>
                  <mi>n</mi>
                </msub>
              </mrow>
            </mrow>
            <mrow>
              <mi>n</mi>
              <mo stretchy="false">−</mo>
              <mi>C</mi>
            </mrow>
            <mrow>
              <mrow>
                <mover accent="true">
                  <mi>x</mi>
                  <mo stretchy="false">^</mo>
                </mover>
                <mo stretchy="false">−</mo>
                <mi mathvariant="italic">Du</mi>
              </mrow>
              <mo stretchy="false">=</mo>
              <mrow>
                <mi mathvariant="italic">Cx</mi>
                <mo stretchy="false">+</mo>
                <msub>
                  <mi>B</mi>
                  <mi>n</mi>
                </msub>
              </mrow>
            </mrow>
            <mrow>
              <mi>n</mi>
              <mo stretchy="false">−</mo>
              <mi>C</mi>
            </mrow>
            <mover accent="true">
              <mi>x</mi>
              <mo stretchy="false">^</mo>
            </mover>
          </mrow>
        </mtd>
      </mtr>
    </mtable>
    <annotation encoding="StarMath 5.0">alignl dot hat x = A hat x + Bu + Ke newline
alignl hat y = C hat x + Du newline
alignl e = y - hat y = Cx + Du + B_n n - C hat x - Du = Cx + B_n n - C hat x</annotation>
  </semantics>
</math>
</file>

<file path=Object 22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over accent="true">
          <mi>x</mi>
          <mo stretchy="false">^</mo>
        </mover>
        <mo stretchy="false">+</mo>
        <mi mathvariant="italic">Li</mi>
      </mrow>
      <msub>
        <mi>x</mi>
        <mi>i</mi>
      </msub>
    </mrow>
    <annotation encoding="StarMath 5.0">u = -L hat x + Li x_i</annotation>
  </semantics>
</math>
</file>

<file path=Object 23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sub>
                  <mi>x</mi>
                  <mi>i</mi>
                </msub>
                <mo stretchy="false">˙</mo>
              </mover>
              <mo stretchy="false">=</mo>
              <mrow>
                <mi>r</mi>
                <mo stretchy="false">−</mo>
                <mi>y</mi>
              </mrow>
              <mo stretchy="false">=</mo>
              <mrow>
                <mi>r</mi>
                <mo stretchy="false">−</mo>
                <mi mathvariant="italic">Cx</mi>
                <mo stretchy="false">−</mo>
                <mi mathvariant="italic">Du</mi>
                <mo stretchy="false">−</mo>
                <msub>
                  <mi>B</mi>
                  <mi>n</mi>
                </msub>
              </mrow>
            </mrow>
            <mi>n</mi>
          </mrow>
        </mtd>
      </mtr>
      <mtr>
        <mtd columnalign="left">
          <mrow>
            <msub>
              <mi>x</mi>
              <mi>i</mi>
            </msub>
            <mo stretchy="false">=</mo>
            <mrow>
              <mo stretchy="false">∫</mo>
              <mover accent="true">
                <msub>
                  <mi>x</mi>
                  <mi>i</mi>
                </msub>
                <mo stretchy="false">˙</mo>
              </mover>
            </mrow>
            <mo stretchy="false">=</mo>
            <mrow>
              <mo stretchy="false">∫</mo>
              <mrow>
                <mo fence="true" stretchy="false">(</mo>
                <mrow>
                  <mrow>
                    <mrow>
                      <mi>r</mi>
                      <mo stretchy="false">−</mo>
                      <mi mathvariant="italic">Cx</mi>
                      <mo stretchy="false">−</mo>
                      <mi mathvariant="italic">Du</mi>
                      <mo stretchy="false">−</mo>
                      <msub>
                        <mi>B</mi>
                        <mi>n</mi>
                      </msub>
                    </mrow>
                    <mi>n</mi>
                  </mrow>
                </mrow>
                <mo fence="true" stretchy="false">)</mo>
              </mrow>
            </mrow>
          </mrow>
        </mtd>
      </mtr>
    </mtable>
    <annotation encoding="StarMath 5.0">alignl dot x_i = r - y = r - Cx - Du - B_n n newline
alignl x_i = int dot x_i  =int (r - Cx - Du - B_n n)</annotation>
  </semantics>
</math>
</file>

<file path=Object 24/content.xml><?xml version="1.0" encoding="utf-8"?>
<math xmlns="http://www.w3.org/1998/Math/MathML" display="block">
  <semantics>
    <mrow>
      <mover accent="true">
        <mi>x</mi>
        <mo stretchy="false">~</mo>
      </mover>
      <mo stretchy="false">=</mo>
      <mrow>
        <mi>x</mi>
        <mo stretchy="false">−</mo>
        <mover accent="true">
          <mi>x</mi>
          <mo stretchy="false">^</mo>
        </mover>
      </mrow>
    </mrow>
    <annotation encoding="StarMath 5.0">tilde x = x - hat x </annotation>
  </semantics>
</math>
</file>

<file path=Object 25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over accent="true">
          <mi>x</mi>
          <mo stretchy="false">^</mo>
        </mover>
        <mo stretchy="false">+</mo>
        <mi mathvariant="italic">Li</mi>
      </mrow>
      <mrow>
        <msub>
          <mi>x</mi>
          <mi>i</mi>
        </msub>
        <mo stretchy="false">=</mo>
        <mi>L</mi>
      </mrow>
      <mrow>
        <mover accent="true">
          <mi>x</mi>
          <mo stretchy="false">~</mo>
        </mover>
        <mo stretchy="false">−</mo>
        <mi>L</mi>
      </mrow>
      <mrow>
        <mi>x</mi>
        <mo stretchy="false">+</mo>
        <mi mathvariant="italic">Li</mi>
      </mrow>
      <msub>
        <mi>x</mi>
        <mi>i</mi>
      </msub>
    </mrow>
    <annotation encoding="StarMath 5.0">u = -L hat x + Li x_i = L tilde x - L x + Li x_i</annotation>
  </semantics>
</math>
</file>

<file path=Object 26/content.xml><?xml version="1.0" encoding="utf-8"?>
<math xmlns="http://www.w3.org/1998/Math/MathML" display="block">
  <semantics>
    <mrow>
      <mrow>
        <mover accent="true">
          <mi>x</mi>
          <mo stretchy="false">~</mo>
        </mover>
        <mo stretchy="false">−</mo>
        <mi>x</mi>
      </mrow>
      <mo stretchy="false">=</mo>
      <mrow>
        <mo stretchy="false">−</mo>
        <mover accent="true">
          <mi>x</mi>
          <mo stretchy="false">^</mo>
        </mover>
      </mrow>
    </mrow>
    <annotation encoding="StarMath 5.0">tilde x - x= -hat x </annotation>
  </semantics>
</math>
</file>

<file path=Object 27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sub>
                  <mi>x</mi>
                  <mi>i</mi>
                </msub>
                <mo stretchy="false">˙</mo>
              </mover>
              <mo stretchy="false">=</mo>
              <mrow>
                <mi>r</mi>
                <mo stretchy="false">−</mo>
                <mi>y</mi>
              </mrow>
              <mo stretchy="false">=</mo>
              <mrow>
                <mi>r</mi>
                <mo stretchy="false">−</mo>
                <mi mathvariant="italic">Cx</mi>
                <mo stretchy="false">−</mo>
                <mi>D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 mathvariant="italic">Li</mi>
                    </mrow>
                    <msub>
                      <mi>x</mi>
                      <mi>i</mi>
                    </msub>
                  </mrow>
                </mrow>
                <mo fence="true" stretchy="false">)</mo>
              </mrow>
              <mo stretchy="false">−</mo>
              <msub>
                <mi>B</mi>
                <mi>n</mi>
              </msub>
            </mrow>
            <mi>n</mi>
          </mrow>
        </mtd>
      </mtr>
      <mtr>
        <mtd columnalign="left">
          <mrow>
            <mrow>
              <mover accent="true">
                <msub>
                  <mi>x</mi>
                  <mi>i</mi>
                </msub>
                <mo stretchy="false">˙</mo>
              </mover>
              <mo stretchy="false">=</mo>
              <mrow>
                <mi>r</mi>
                <mo stretchy="false">−</mo>
                <mi>y</mi>
              </mrow>
              <mo stretchy="false">=</mo>
              <mrow>
                <mi>r</mi>
                <mo stretchy="false">−</mo>
                <mi mathvariant="italic">Cx</mi>
                <mo stretchy="false">−</mo>
                <mi mathvariant="italic">DL</mi>
              </mrow>
            </mrow>
            <mrow>
              <mover accent="true">
                <mi>x</mi>
                <mo stretchy="false">~</mo>
              </mover>
              <mo stretchy="false">+</mo>
              <mi mathvariant="italic">DL</mi>
            </mrow>
            <mrow>
              <mi>x</mi>
              <mo stretchy="false">−</mo>
              <mi mathvariant="italic">DLi</mi>
            </mrow>
            <mrow>
              <msub>
                <mi>x</mi>
                <mi>i</mi>
              </msub>
              <mo stretchy="false">−</mo>
              <msub>
                <mi>B</mi>
                <mi>n</mi>
              </msub>
            </mrow>
            <mrow>
              <mi>n</mi>
              <mo stretchy="false">=</mo>
              <mrow>
                <mi>r</mi>
                <mo stretchy="false">+</mo>
                <mrow>
                  <mo fence="true" stretchy="false">(</mo>
                  <mrow>
                    <mrow>
                      <mi mathvariant="italic">DL</mi>
                      <mo stretchy="false">−</mo>
                      <mi>C</mi>
                    </mrow>
                  </mrow>
                  <mo fence="true" stretchy="false">)</mo>
                </mrow>
              </mrow>
            </mrow>
            <mrow>
              <mi>x</mi>
              <mo stretchy="false">−</mo>
              <mi mathvariant="italic">DL</mi>
            </mrow>
            <mrow>
              <mover accent="true">
                <mi>x</mi>
                <mo stretchy="false">~</mo>
              </mover>
              <mo stretchy="false">−</mo>
              <mi mathvariant="italic">DLi</mi>
            </mrow>
            <mrow>
              <msub>
                <mi>x</mi>
                <mi>i</mi>
              </msub>
              <mo stretchy="false">−</mo>
              <msub>
                <mi>B</mi>
                <mi>n</mi>
              </msub>
            </mrow>
            <mi>n</mi>
          </mrow>
        </mtd>
      </mtr>
    </mtable>
    <annotation encoding="StarMath 5.0">alignl dot x_i = r - y = r - Cx - D(L tilde x - L x + Li x_i) - B_n n newline
alignl dot x_i = r - y = r - Cx - DL tilde x + DL x - DLi x_i - B_n n = r + ( DL - C )x - DL tilde x - DLi x_i - B_n n</annotation>
  </semantics>
</math>
</file>

<file path=Object 28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i mathvariant="italic">Ax</mi>
                <mo stretchy="false">+</mo>
                <mi>B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 mathvariant="italic">Li</mi>
                    </mrow>
                    <msub>
                      <mi>x</mi>
                      <mi>i</mi>
                    </msub>
                  </mrow>
                </mrow>
                <mo fence="true" stretchy="false">)</mo>
              </mrow>
              <mo stretchy="false">+</mo>
              <msub>
                <mi>B</mi>
                <mi>d</mi>
              </msub>
            </mrow>
            <mi>d</mi>
          </mrow>
        </mtd>
      </mtr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B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Li</mi>
            </mrow>
            <mrow>
              <msub>
                <mi>x</mi>
                <mi>i</mi>
              </msub>
              <mo stretchy="false">+</mo>
              <msub>
                <mi>B</mi>
                <mi>d</mi>
              </msub>
            </mrow>
            <mi>d</mi>
          </mrow>
        </mtd>
      </mtr>
    </mtable>
    <annotation encoding="StarMath 5.0">alignl dot x = Ax + B(L tilde x - L x + Li x_i) + B_d d newline
alignl dot x = (A-BL)x + BL tilde x + BLi x_i + B_d d 
</annotation>
  </semantics>
</math>
</file>

<file path=Object 29/content.xml><?xml version="1.0" encoding="utf-8"?>
<math xmlns="http://www.w3.org/1998/Math/MathML" display="block">
  <semantics>
    <mtable>
      <mtr>
        <mtd columnalign="left">
          <mrow>
            <mrow>
              <mi>y</mi>
              <mo stretchy="false">=</mo>
              <mrow>
                <mi mathvariant="italic">Cx</mi>
                <mo stretchy="false">+</mo>
                <mi>D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 mathvariant="italic">Li</mi>
                    </mrow>
                    <msub>
                      <mi>x</mi>
                      <mi>i</mi>
                    </msub>
                  </mrow>
                </mrow>
                <mo fence="true" stretchy="false">)</mo>
              </mrow>
              <mo stretchy="false">+</mo>
              <msub>
                <mi>B</mi>
                <mi>n</mi>
              </msub>
            </mrow>
            <mi>n</mi>
          </mrow>
        </mtd>
      </mtr>
      <mtr>
        <mtd columnalign="left">
          <mrow>
            <mrow>
              <mi>y</mi>
              <mo stretchy="false">=</mo>
              <mrow>
                <mo fence="true" stretchy="false">(</mo>
                <mrow>
                  <mrow>
                    <mi>C</mi>
                    <mo stretchy="false">−</mo>
                    <mi mathvariant="italic">D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DL</mi>
            </mrow>
            <mrow>
              <mover accent="true">
                <mi>x</mi>
                <mo stretchy="false">~</mo>
              </mover>
              <mo stretchy="false">+</mo>
              <mi mathvariant="italic">DLi</mi>
            </mrow>
            <mrow>
              <msub>
                <mi>x</mi>
                <mi>i</mi>
              </msub>
              <mo stretchy="false">+</mo>
              <msub>
                <mi>B</mi>
                <mi>n</mi>
              </msub>
            </mrow>
            <mi>n</mi>
          </mrow>
        </mtd>
      </mtr>
    </mtable>
    <annotation encoding="StarMath 5.0">alignl y = Cx + D(L tilde x - L x + Li x_i) + B_n n newline
alignl y = (C - DL)x + DL tilde x + DLi x_i + B_n n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over accent="true">
              <msub>
                <mi>x</mi>
                <mi>i</mi>
              </msub>
              <mo stretchy="false">˙</mo>
            </mover>
            <mo stretchy="false">=</mo>
            <mrow>
              <mi>r</mi>
              <mo stretchy="false">−</mo>
              <mi>y</mi>
            </mrow>
            <mo stretchy="false">=</mo>
            <mrow>
              <mi>r</mi>
              <mo stretchy="false">−</mo>
              <mi mathvariant="italic">Cx</mi>
              <mo stretchy="false">−</mo>
              <mi mathvariant="italic">Du</mi>
            </mrow>
          </mrow>
        </mtd>
      </mtr>
      <mtr>
        <mtd columnalign="left">
          <mrow>
            <msub>
              <mi>x</mi>
              <mi>i</mi>
            </msub>
            <mo stretchy="false">=</mo>
            <mrow>
              <mo stretchy="false">∫</mo>
              <mover accent="true">
                <msub>
                  <mi>x</mi>
                  <mi>i</mi>
                </msub>
                <mo stretchy="false">˙</mo>
              </mover>
            </mrow>
            <mo stretchy="false">=</mo>
            <mrow>
              <mo stretchy="false">∫</mo>
              <mrow>
                <mo fence="true" stretchy="false">(</mo>
                <mrow>
                  <mrow>
                    <mi>r</mi>
                    <mo stretchy="false">−</mo>
                    <mi mathvariant="italic">Cx</mi>
                    <mo stretchy="false">−</mo>
                    <mi mathvariant="italic">Du</mi>
                  </mrow>
                </mrow>
                <mo fence="true" stretchy="false">)</mo>
              </mrow>
            </mrow>
          </mrow>
        </mtd>
      </mtr>
    </mtable>
    <annotation encoding="StarMath 5.0">alignl dot x_i = r - y = r - Cx - Du  newline
alignl x_i = int dot x_i  =int (r - Cx - Du)</annotation>
  </semantics>
</math>
</file>

<file path=Object 30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u</mi>
              <mo stretchy="false">+</mo>
              <mi mathvariant="italic">Ke</mi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>B</mi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 mathvariant="italic">Li</mi>
                    </mrow>
                    <msub>
                      <mi>x</mi>
                      <mi>i</mi>
                    </msub>
                  </mrow>
                </mrow>
                <mo fence="true" stretchy="false">)</mo>
              </mrow>
              <mo stretchy="false">+</mo>
              <mi>K</mi>
            </mrow>
            <mrow>
              <mo fence="true" stretchy="false">(</mo>
              <mrow>
                <mrow>
                  <mrow>
                    <mi mathvariant="italic">Cx</mi>
                    <mo stretchy="false">+</mo>
                    <msub>
                      <mi>B</mi>
                      <mi>n</mi>
                    </msub>
                  </mrow>
                  <mrow>
                    <mi>n</mi>
                    <mo stretchy="false">−</mo>
                    <mi>C</mi>
                  </mrow>
                  <mover accent="true">
                    <mi>x</mi>
                    <mo stretchy="false">^</mo>
                  </mover>
                </mrow>
              </mrow>
              <mo fence="true" stretchy="false">)</mo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−</mo>
              <mi mathvariant="italic">BL</mi>
            </mrow>
            <mrow>
              <mi>x</mi>
              <mo stretchy="false">+</mo>
              <mi mathvariant="italic">BLi</mi>
            </mrow>
            <mrow>
              <msub>
                <mi>x</mi>
                <mi>i</mi>
              </msub>
              <mo stretchy="false">+</mo>
              <mi mathvariant="italic">KCx</mi>
              <mo stretchy="false">+</mo>
              <msub>
                <mi mathvariant="italic">KB</mi>
                <mi>n</mi>
              </msub>
            </mrow>
            <mrow>
              <mi>n</mi>
              <mo stretchy="false">−</mo>
              <mi mathvariant="italic">KC</mi>
            </mrow>
            <mover accent="true">
              <mi>x</mi>
              <mo stretchy="false">^</mo>
            </mover>
          </mrow>
        </mtd>
      </mtr>
    </mtable>
    <annotation encoding="StarMath 5.0">alignl dot hat x = A hat x + Bu + Ke newline
alignl dot hat x = A hat x + B(L tilde x - L x + Li x_i) + K(Cx + B_n n - C hat x) newline
alignl dot hat x = A hat x + BL tilde x -BL x + BLi x_i + KCx + KB_n n - KC hat x</annotation>
  </semantics>
</math>
</file>

<file path=Object 31/content.xml><?xml version="1.0" encoding="utf-8"?>
<math xmlns="http://www.w3.org/1998/Math/MathML" display="block">
  <semantics>
    <mtable>
      <mtr>
        <mtd columnalign="left">
          <mrow>
            <mover accent="true">
              <mover accent="true">
                <mi>x</mi>
                <mo stretchy="false">~</mo>
              </mover>
              <mo stretchy="false">˙</mo>
            </mover>
            <mo stretchy="false">=</mo>
            <mrow>
              <mover accent="true">
                <mi>x</mi>
                <mo stretchy="false">˙</mo>
              </mover>
              <mo stretchy="false">−</mo>
              <mover accent="true">
                <mover accent="true">
                  <mi>x</mi>
                  <mo stretchy="false">^</mo>
                </mover>
                <mo stretchy="false">˙</mo>
              </mover>
            </mrow>
          </mrow>
        </mtd>
      </mtr>
      <mtr>
        <mtd columnalign="left">
          <mrow>
            <mover accent="true">
              <mover accent="true">
                <mi>x</mi>
                <mo stretchy="false">~</mo>
              </mover>
              <mo stretchy="false">˙</mo>
            </mover>
            <mo stretchy="false">=</mo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i>A</mi>
                          <mo stretchy="false">−</mo>
                          <mi mathvariant="italic">BL</mi>
                        </mrow>
                      </mrow>
                      <mo fence="true" stretchy="false">)</mo>
                    </mrow>
                    <mrow>
                      <mi>x</mi>
                      <mo stretchy="false">+</mo>
                      <mi mathvariant="italic">BL</mi>
                    </mrow>
                    <mrow>
                      <mover accent="true">
                        <mi>x</mi>
                        <mo stretchy="false">~</mo>
                      </mover>
                      <mo stretchy="false">+</mo>
                      <mi mathvariant="italic">BLi</mi>
                    </mrow>
                    <mrow>
                      <msub>
                        <mi>x</mi>
                        <mi>i</mi>
                      </msub>
                      <mo stretchy="false">+</mo>
                      <msub>
                        <mi>B</mi>
                        <mi>d</mi>
                      </msub>
                    </mrow>
                    <mi>d</mi>
                  </mrow>
                </mrow>
                <mo fence="true" stretchy="false">]</mo>
              </mrow>
              <mo stretchy="false">−</mo>
              <mrow>
                <mo fence="true" stretchy="false">[</mo>
                <mrow>
                  <mrow>
                    <mi>A</mi>
                    <mrow>
                      <mover accent="true">
                        <mi>x</mi>
                        <mo stretchy="false">^</mo>
                      </mover>
                      <mo stretchy="false">+</mo>
                      <mi mathvariant="italic">BL</mi>
                    </mrow>
                    <mrow>
                      <mover accent="true">
                        <mi>x</mi>
                        <mo stretchy="false">~</mo>
                      </mover>
                      <mo stretchy="false">−</mo>
                      <mi mathvariant="italic">BL</mi>
                    </mrow>
                    <mrow>
                      <mi>x</mi>
                      <mo stretchy="false">+</mo>
                      <mi mathvariant="italic">BLi</mi>
                    </mrow>
                    <mrow>
                      <msub>
                        <mi>x</mi>
                        <mi>i</mi>
                      </msub>
                      <mo stretchy="false">+</mo>
                      <mi mathvariant="italic">KCx</mi>
                      <mo stretchy="false">+</mo>
                      <msub>
                        <mi mathvariant="italic">KB</mi>
                        <mi>n</mi>
                      </msub>
                    </mrow>
                    <mrow>
                      <mi>n</mi>
                      <mo stretchy="false">−</mo>
                      <mi mathvariant="italic">KC</mi>
                    </mrow>
                    <mover accent="true">
                      <mi>x</mi>
                      <mo stretchy="false">^</mo>
                    </mover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−</mo>
                <mi mathvariant="italic">BLx</mi>
                <mo stretchy="false">+</mo>
                <mi mathvariant="italic">BL</mi>
              </mrow>
            </mrow>
            <mrow>
              <mover accent="true">
                <mi>x</mi>
                <mo stretchy="false">~</mo>
              </mover>
              <mo stretchy="false">+</mo>
              <mi mathvariant="italic">BLi</mi>
            </mrow>
            <mrow>
              <msub>
                <mi>x</mi>
                <mi>i</mi>
              </msub>
              <mo stretchy="false">+</mo>
              <msub>
                <mi>B</mi>
                <mi>d</mi>
              </msub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L</mi>
            </mrow>
            <mrow>
              <mi>x</mi>
              <mo stretchy="false">−</mo>
              <mi mathvariant="italic">BLi</mi>
            </mrow>
            <mrow>
              <msub>
                <mi>x</mi>
                <mi>i</mi>
              </msub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+</mo>
                <msub>
                  <mi>B</mi>
                  <mi>d</mi>
                </msub>
              </mrow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</mtable>
    <annotation encoding="StarMath 5.0">alignl dot tilde x = dot x -  dot hat x newline
alignl dot tilde x = [ (A-BL)x + BL tilde x + BLi x_i + B_d d  ] - [ A hat x + BL tilde x -BL x + BLi x_i + KCx + KB_n n - KC hat x ] newline
alignl dot tilde x = Ax - BLx + BL tilde x + BLi x_i + B_d d - A hat x - BL tilde x + BL x - BLi x_i - KCx - KB_n n + KC hat x newline
alignl dot tilde x = Ax + B_d d - A hat x - KCx - KB_n n + KC hat x newline</annotation>
  </semantics>
</math>
</file>

<file path=Object 32/content.xml><?xml version="1.0" encoding="utf-8"?>
<math xmlns="http://www.w3.org/1998/Math/MathML" display="block">
  <semantics>
    <mrow>
      <mover accent="true">
        <mi>x</mi>
        <mo stretchy="false">~</mo>
      </mover>
      <mo stretchy="false">=</mo>
      <mrow>
        <mi>x</mi>
        <mo stretchy="false">−</mo>
        <mover accent="true">
          <mi>x</mi>
          <mo stretchy="false">^</mo>
        </mover>
      </mrow>
    </mrow>
    <annotation encoding="StarMath 5.0">tilde x = x - hat x </annotation>
  </semantics>
</math>
</file>

<file path=Object 33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+</mo>
                <msub>
                  <mi>B</mi>
                  <mi>d</mi>
                </msub>
              </mrow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i>A</mi>
            </mrow>
            <mrow>
              <mrow>
                <mo fence="true" stretchy="false">(</mo>
                <mrow>
                  <mrow>
                    <mi>x</mi>
                    <mo stretchy="false">−</mo>
                    <mover accent="true">
                      <mi>x</mi>
                      <mo stretchy="false">^</mo>
                    </mover>
                  </mrow>
                </mrow>
                <mo fence="true" stretchy="false">)</mo>
              </mrow>
              <mo stretchy="false">+</mo>
              <msub>
                <mi>B</mi>
                <mi>d</mi>
              </msub>
            </mrow>
            <mrow>
              <mi>d</mi>
              <mo stretchy="false">−</mo>
              <mi mathvariant="italic">KC</mi>
            </mrow>
            <mrow>
              <mrow>
                <mo fence="true" stretchy="false">(</mo>
                <mrow>
                  <mrow>
                    <mi>x</mi>
                    <mo stretchy="false">−</mo>
                    <mover accent="true">
                      <mi>x</mi>
                      <mo stretchy="false">^</mo>
                    </mover>
                  </mrow>
                </mrow>
                <mo fence="true" stretchy="false">)</mo>
              </mrow>
              <mo stretchy="false">−</mo>
              <msub>
                <mi mathvariant="italic">KB</mi>
                <mi>n</mi>
              </msub>
            </mrow>
            <mi>n</mi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KC</mi>
                  </mrow>
                </mrow>
                <mo fence="true" stretchy="false">)</mo>
              </mrow>
            </mrow>
            <mrow>
              <mover accent="true">
                <mi>x</mi>
                <mo stretchy="false">~</mo>
              </mover>
              <mo stretchy="false">+</mo>
              <msub>
                <mi>B</mi>
                <mi>d</mi>
              </msub>
            </mrow>
            <mrow>
              <mi>d</mi>
              <mo stretchy="false">−</mo>
              <msub>
                <mi mathvariant="italic">KB</mi>
                <mi>n</mi>
              </msub>
            </mrow>
            <mi>n</mi>
          </mrow>
        </mtd>
      </mtr>
    </mtable>
    <annotation encoding="StarMath 5.0">alignl dot tilde x = Ax + B_d d - A hat x - KCx - KB_n n + KC hat x newline
alignl dot tilde x = A(x - hat x) + B_d d - KC(x - hat x) - KB_n n   newline
alignl dot tilde x = ( A - KC ) tilde x + B_d d - KB_n n</annotation>
  </semantics>
</math>
</file>

<file path=Object 34/content.xml><?xml version="1.0" encoding="utf-8"?>
<math xmlns="http://www.w3.org/1998/Math/MathML" display="block">
  <semantics>
    <mtable>
      <mtr>
        <mtd columnalign="left">
          <mrow>
            <mrow>
              <mrow>
                <mo fence="true" stretchy="true">[</mo>
                <mrow>
                  <mtable>
                    <mtr>
                      <mtd>
                        <mover accent="true">
                          <mi>x</mi>
                          <mo stretchy="false">˙</mo>
                        </mover>
                      </mtd>
                    </mtr>
                    <mtr>
                      <mtd>
                        <mover accent="true">
                          <mover accent="true">
                            <mi>x</mi>
                            <mo stretchy="false">~</mo>
                          </mover>
                          <mo stretchy="false">˙</mo>
                        </mover>
                      </mtd>
                    </mtr>
                    <mtr>
                      <mtd>
                        <mover accent="true">
                          <msub>
                            <mi>x</mi>
                            <mi>i</mi>
                          </msub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B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BL</mi>
                      </mtd>
                      <mtd>
                        <mi mathvariant="italic">BLi</mi>
                      </mtd>
                    </mtr>
                    <mtr>
                      <mtd>
                        <mn>0</mn>
                      </mtd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KC</mi>
                            </mrow>
                          </mrow>
                          <mo fence="true" stretchy="false">)</mo>
                        </mrow>
                      </mtd>
                      <mtd>
                        <mn>0</mn>
                      </mtd>
                    </mtr>
                    <mtr>
                      <mtd>
                        <mrow>
                          <mo fence="true" stretchy="false">(</mo>
                          <mrow>
                            <mrow>
                              <mi mathvariant="italic">DL</mi>
                              <mo stretchy="false">−</mo>
                              <mi>C</mi>
                            </mrow>
                          </mrow>
                          <mo fence="true" stretchy="false">)</mo>
                        </mrow>
                      </mtd>
                      <mtd>
                        <mrow>
                          <mo stretchy="false">−</mo>
                          <mi mathvariant="italic">DL</mi>
                        </mrow>
                      </mtd>
                      <mtd>
                        <mrow>
                          <mo stretchy="false">−</mo>
                          <mi mathvariant="italic">DLi</mi>
                        </mrow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over accent="true">
                          <mi>x</mi>
                          <mo stretchy="false">~</mo>
                        </mover>
                      </mtd>
                    </mtr>
                    <mtr>
                      <mtd>
                        <msub>
                          <mi>x</mi>
                          <mi>i</mi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n>0</mn>
                      </mtd>
                      <mtd>
                        <msub>
                          <mi>B</mi>
                          <mi>d</mi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B</mi>
                          <mi>d</mi>
                        </msub>
                      </mtd>
                      <mtd>
                        <mrow>
                          <mo stretchy="false">−</mo>
                          <msub>
                            <mi mathvariant="italic">KB</mi>
                            <mi>n</mi>
                          </msub>
                        </mrow>
                      </mtd>
                    </mtr>
                    <mtr>
                      <mtd>
                        <mn>1</mn>
                      </mtd>
                      <mtd>
                        <mn>0</mn>
                      </mtd>
                      <mtd>
                        <mrow>
                          <mo stretchy="false">−</mo>
                          <msub>
                            <mi>B</mi>
                            <mi>n</mi>
                          </msub>
                        </mrow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  <mtr>
                    <mtd>
                      <mi>d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]</mo>
            </mrow>
          </mrow>
        </mtd>
      </mtr>
      <mtr>
        <mtd columnalign="left">
          <mrow>
            <mrow>
              <mi>y</mi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C</mi>
                              <mo stretchy="false">−</mo>
                              <mi mathvariant="italic">D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DL</mi>
                      </mtd>
                      <mtd>
                        <mi mathvariant="italic">DLi</mi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over accent="true">
                          <mi>x</mi>
                          <mo stretchy="false">~</mo>
                        </mover>
                      </mtd>
                    </mtr>
                    <mtr>
                      <mtd>
                        <msub>
                          <mi>x</mi>
                          <mi>i</mi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B</mi>
                          <mi>n</mi>
                        </msub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  <mtr>
                    <mtd>
                      <mi>d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]</mo>
            </mrow>
          </mrow>
        </mtd>
      </mtr>
    </mtable>
    <annotation encoding="StarMath 5.0">alignl left [matrix{dot x ## dot tilde x ## dot x_i}  right ] = left [ matrix{(A-BL) # BL # BLi ## 0 # (A-KC) # 0 ## (DL-C) # -DL # -DLi} right ] left [ matrix{x ## tilde x ## x_i} right ] + left [ matrix{0 # B_d # 0 ## 0 # B_d # - KB_n ## 1 # 0 # -B_n} right ] left [ matrix{r ## d ## n} right ] newline

alignl y = left [ matrix{(C-DL) # DL # DLi}  right] left [ matrix{x ## tilde x ## x_i} right ] +  left [ matrix{0 # 0 # B_n}  right] left [ matrix{r ## d ## n} right ]</annotation>
  </semantics>
</math>
</file>

<file path=Object 35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B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Li</mi>
            </mrow>
            <mrow>
              <msub>
                <mi>x</mi>
                <mi>i</mi>
              </msub>
              <mo stretchy="false">+</mo>
              <msub>
                <mi>B</mi>
                <mi>d</mi>
              </msub>
            </mrow>
            <mi>d</mi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KC</mi>
                  </mrow>
                </mrow>
                <mo fence="true" stretchy="false">)</mo>
              </mrow>
            </mrow>
            <mrow>
              <mover accent="true">
                <mi>x</mi>
                <mo stretchy="false">~</mo>
              </mover>
              <mo stretchy="false">+</mo>
              <msub>
                <mi>B</mi>
                <mi>d</mi>
              </msub>
            </mrow>
            <mrow>
              <mi>d</mi>
              <mo stretchy="false">−</mo>
              <msub>
                <mi mathvariant="italic">KB</mi>
                <mi>n</mi>
              </msub>
            </mrow>
            <mi>n</mi>
          </mrow>
        </mtd>
      </mtr>
      <mtr>
        <mtd columnalign="left">
          <mrow>
            <mrow>
              <mover accent="true">
                <msub>
                  <mi>x</mi>
                  <mi>i</mi>
                </msub>
                <mo stretchy="false">˙</mo>
              </mover>
              <mo stretchy="false">=</mo>
              <mrow>
                <mi>r</mi>
                <mo stretchy="false">+</mo>
                <mrow>
                  <mo fence="true" stretchy="false">(</mo>
                  <mrow>
                    <mrow>
                      <mi mathvariant="italic">DL</mi>
                      <mo stretchy="false">−</mo>
                      <mi>C</mi>
                    </mrow>
                  </mrow>
                  <mo fence="true" stretchy="false">)</mo>
                </mrow>
              </mrow>
            </mrow>
            <mrow>
              <mi>x</mi>
              <mo stretchy="false">−</mo>
              <mi mathvariant="italic">DL</mi>
            </mrow>
            <mrow>
              <mover accent="true">
                <mi>x</mi>
                <mo stretchy="false">~</mo>
              </mover>
              <mo stretchy="false">−</mo>
              <mi mathvariant="italic">DLi</mi>
            </mrow>
            <mrow>
              <msub>
                <mi>x</mi>
                <mi>i</mi>
              </msub>
              <mo stretchy="false">−</mo>
              <msub>
                <mi>B</mi>
                <mi>n</mi>
              </msub>
            </mrow>
            <mi>n</mi>
          </mrow>
        </mtd>
      </mtr>
      <mtr>
        <mtd columnalign="left">
          <mrow>
            <mrow>
              <mi>y</mi>
              <mo stretchy="false">=</mo>
              <mrow>
                <mo fence="true" stretchy="false">(</mo>
                <mrow>
                  <mrow>
                    <mi>C</mi>
                    <mo stretchy="false">−</mo>
                    <mi mathvariant="italic">D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DL</mi>
            </mrow>
            <mrow>
              <mover accent="true">
                <mi>x</mi>
                <mo stretchy="false">~</mo>
              </mover>
              <mo stretchy="false">+</mo>
              <mi mathvariant="italic">DLi</mi>
            </mrow>
            <mrow>
              <msub>
                <mi>x</mi>
                <mi>i</mi>
              </msub>
              <mo stretchy="false">+</mo>
              <msub>
                <mi>B</mi>
                <mi>n</mi>
              </msub>
            </mrow>
            <mi>n</mi>
          </mrow>
        </mtd>
      </mtr>
    </mtable>
    <annotation encoding="StarMath 5.0">alignl dot x = (A-BL)x + BL tilde x + BLi x_i + B_d d newline
alignl dot tilde x = ( A - KC ) tilde x + B_d d - KB_n n newline
alignl dot x_i = r + ( DL - C )x - DL tilde x - DLi x_i - B_n n newline
alignl y = (C - DL)x + DL tilde x + DLi x_i + B_n n</annotation>
  </semantics>
</math>
</file>

<file path=Object 36/content.xml><?xml version="1.0" encoding="utf-8"?>
<math xmlns="http://www.w3.org/1998/Math/MathML" display="block">
  <semantics>
    <msub>
      <mi mathvariant="italic">BK</mi>
      <mi>r</mi>
    </msub>
    <annotation encoding="StarMath 5.0">BK_r</annotation>
  </semantics>
</math>
</file>

<file path=Object 37/content.xml><?xml version="1.0" encoding="utf-8"?>
<math xmlns="http://www.w3.org/1998/Math/MathML" display="block">
  <semantics>
    <mrow>
      <mrow>
        <msub>
          <mi>K</mi>
          <mi>r</mi>
        </msub>
        <mo stretchy="false">≥</mo>
        <mn>0,</mn>
        <mo stretchy="false">∈</mo>
        <msup>
          <mi mathvariant="normal">ℜ</mi>
          <mi>m</mi>
        </msup>
      </mrow>
      <mi>,</mi>
      <mrow>
        <mi>B</mi>
        <mo stretchy="false">∈</mo>
        <msup>
          <mi mathvariant="normal">ℜ</mi>
          <mi mathvariant="italic">nxm</mi>
        </msup>
      </mrow>
    </mrow>
    <annotation encoding="StarMath 5.0">K_r &gt;= 0,in Re^m, B in Re^nxm</annotation>
  </semantics>
</math>
</file>

<file path=Object 38/content.xml><?xml version="1.0" encoding="utf-8"?>
<math xmlns="http://www.w3.org/1998/Math/MathML" display="block">
  <semantics>
    <msub>
      <mi>K</mi>
      <mi>r</mi>
    </msub>
    <annotation encoding="StarMath 5.0">K_r</annotation>
  </semantics>
</math>
</file>

<file path=Object 39/content.xml><?xml version="1.0" encoding="utf-8"?>
<math xmlns="http://www.w3.org/1998/Math/MathML" display="block">
  <semantics>
    <mrow>
      <mrow>
        <msub>
          <mi>K</mi>
          <mi>r</mi>
        </msub>
        <mo stretchy="false">≥</mo>
        <mn>0,</mn>
        <mo stretchy="false">∈</mo>
        <msup>
          <mi mathvariant="normal">ℜ</mi>
          <mi>m</mi>
        </msup>
      </mrow>
      <mi>,</mi>
      <mrow>
        <mi>B</mi>
        <mo stretchy="false">∈</mo>
        <msup>
          <mi mathvariant="normal">ℜ</mi>
          <mi mathvariant="italic">nxm</mi>
        </msup>
      </mrow>
    </mrow>
    <annotation encoding="StarMath 5.0">K_r &gt;= 0,in Re^m, B in Re^nxm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row>
                <mo fence="true" stretchy="true">[</mo>
                <mrow>
                  <mtable>
                    <mtr>
                      <mtd>
                        <mover accent="true">
                          <mi>x</mi>
                          <mo stretchy="false">˙</mo>
                        </mover>
                      </mtd>
                    </mtr>
                    <mtr>
                      <mtd>
                        <mover accent="true">
                          <msub>
                            <mi>x</mi>
                            <mi>i</mi>
                          </msub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i>A</mi>
                      </mtd>
                      <mtd>
                        <mn>0</mn>
                      </mtd>
                    </mtr>
                    <mtr>
                      <mtd>
                        <mrow>
                          <mo stretchy="false">−</mo>
                          <mi>C</mi>
                        </mrow>
                      </mtd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sub>
                          <mi>x</mi>
                          <mi>i</mi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i>B</mi>
                      </mtd>
                    </mtr>
                    <mtr>
                      <mtd>
                        <mrow>
                          <mo stretchy="false">−</mo>
                          <mi>D</mi>
                        </mrow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u</mi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sub>
                          <mi mathvariant="italic">BK</mi>
                          <mi>r</mi>
                        </msub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</mtable>
              </mrow>
              <mo fence="true" stretchy="true">]</mo>
            </mrow>
          </mrow>
        </mtd>
      </mtr>
      <mtr>
        <mtd columnalign="left">
          <mrow>
            <mi>y</mi>
            <mo stretchy="false">=</mo>
            <mrow>
              <mi mathvariant="italic">Cx</mi>
              <mo stretchy="false">+</mo>
              <mi mathvariant="italic">Du</mi>
            </mrow>
          </mrow>
        </mtd>
      </mtr>
    </mtable>
    <annotation encoding="StarMath 5.0">left[ matrix{dot x## dot x_i} right ] = left [ matrix{A # 0 ## -C # 0} right ] left[ matrix{x## x_i} right ] + left [ matrix{B ## -D} right ]left[ matrix{u} right ] + left [ matrix{BK_r ## 1} right ]left[ matrix{r} right ] newline

alignl y = Cx + Du </annotation>
  </semantics>
</math>
</file>

<file path=Object 40/content.xml><?xml version="1.0" encoding="utf-8"?>
<math xmlns="http://www.w3.org/1998/Math/MathML" display="block">
  <semantics>
    <mtable>
      <mtr>
        <mtd columnalign="left">
          <mrow>
            <mrow>
              <mrow>
                <mo fence="true" stretchy="true">[</mo>
                <mrow>
                  <mtable>
                    <mtr>
                      <mtd>
                        <mover accent="true">
                          <mi>x</mi>
                          <mo stretchy="false">˙</mo>
                        </mover>
                      </mtd>
                    </mtr>
                    <mtr>
                      <mtd>
                        <mover accent="true">
                          <mover accent="true">
                            <mi>x</mi>
                            <mo stretchy="false">~</mo>
                          </mover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B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BL</mi>
                      </mtd>
                    </mtr>
                    <mtr>
                      <mtd>
                        <mn>0</mn>
                      </mtd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KC</mi>
                            </mrow>
                          </mrow>
                          <mo fence="true" stretchy="false">)</mo>
                        </mrow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over accent="true">
                          <mi>x</mi>
                          <mo stretchy="false">~</mo>
                        </mover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sub>
                          <mi mathvariant="italic">BK</mi>
                          <mi>r</mi>
                        </msub>
                      </mtd>
                      <mtd>
                        <msub>
                          <mi>B</mi>
                          <mi>d</mi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B</mi>
                          <mi>d</mi>
                        </msub>
                      </mtd>
                      <mtd>
                        <mrow>
                          <mo stretchy="false">−</mo>
                          <msub>
                            <mi mathvariant="italic">KB</mi>
                            <mi>n</mi>
                          </msub>
                        </mrow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  <mtr>
                    <mtd>
                      <mi>d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]</mo>
            </mrow>
          </mrow>
        </mtd>
      </mtr>
      <mtr>
        <mtd columnalign="left">
          <mrow>
            <mrow>
              <mrow>
                <mo fence="true" stretchy="true">[</mo>
                <mrow>
                  <mtable>
                    <mtr>
                      <mtd>
                        <mi>y</mi>
                      </mtd>
                    </mtr>
                    <mtr>
                      <mtd>
                        <msub>
                          <mi>y</mi>
                          <mi>m</mi>
                        </msub>
                      </mtd>
                    </mtr>
                    <mtr>
                      <mtd>
                        <mi>u</mi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i>C</mi>
                      </mtd>
                      <mtd>
                        <mn>0</mn>
                      </mtd>
                    </mtr>
                    <mtr>
                      <mtd>
                        <mi>C</mi>
                      </mtd>
                      <mtd>
                        <mn>0</mn>
                      </mtd>
                    </mtr>
                    <mtr>
                      <mtd>
                        <mrow>
                          <mo stretchy="false">−</mo>
                          <mi>L</mi>
                        </mrow>
                      </mtd>
                      <mtd>
                        <mi>L</mi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over accent="true">
                          <mi>x</mi>
                          <mo stretchy="false">~</mo>
                        </mover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B</mi>
                          <mi>n</mi>
                        </msub>
                      </mtd>
                    </mtr>
                    <mtr>
                      <mtd>
                        <msub>
                          <mi>K</mi>
                          <mi>r</mi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  <mtr>
                    <mtd>
                      <mi>d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]</mo>
            </mrow>
          </mrow>
        </mtd>
      </mtr>
    </mtable>
    <annotation encoding="StarMath 5.0">alignl left [matrix{dot x ## dot tilde x}  right ] = left [ matrix{(A-BL) # BL  ## 0 # (A-KC)} right ] left [ matrix{x ## tilde x} right ] + left [ matrix{BK_r # B_d # 0 ## 0 # B_d # -KB_n} right ] left [ matrix{r ## d ## n} right ] newline

alignl left[ matrix{y ## y_m ## u} right] = left [ matrix{C # 0 ## C # 0 ## -L # L}  right] left [ matrix{x ## tilde x} right ] +  left [ matrix{0 # 0 # 0 ## 0 # 0 # B_n ## K_r # 0 # 0}  right] left [ matrix{r ## d ## n} right ]</annotation>
  </semantics>
</math>
</file>

<file path=Object 41/content.xml><?xml version="1.0" encoding="utf-8"?>
<math xmlns="http://www.w3.org/1998/Math/MathML" display="block">
  <semantics>
    <msub>
      <mi>y</mi>
      <mi>m</mi>
    </msub>
    <annotation encoding="StarMath 5.0">y_m</annotation>
  </semantics>
</math>
</file>

<file path=Object 42/content.xml><?xml version="1.0" encoding="utf-8"?>
<math xmlns="http://www.w3.org/1998/Math/MathML" display="block">
  <semantics>
    <mi>y</mi>
    <annotation encoding="StarMath 5.0">y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row>
                <mo fence="true" stretchy="true">[</mo>
                <mrow>
                  <mtable>
                    <mtr>
                      <mtd>
                        <mover accent="true">
                          <mi>x</mi>
                          <mo stretchy="false">˙</mo>
                        </mover>
                      </mtd>
                    </mtr>
                    <mtr>
                      <mtd>
                        <mover accent="true">
                          <msub>
                            <mi>x</mi>
                            <mi>i</mi>
                          </msub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B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BLi</mi>
                      </mtd>
                    </mtr>
                    <mtr>
                      <mtd>
                        <mrow>
                          <mo fence="true" stretchy="false">(</mo>
                          <mrow>
                            <mrow>
                              <mi mathvariant="italic">DL</mi>
                              <mo stretchy="false">−</mo>
                              <mi>C</mi>
                            </mrow>
                          </mrow>
                          <mo fence="true" stretchy="false">)</mo>
                        </mrow>
                      </mtd>
                      <mtd>
                        <mrow>
                          <mo stretchy="false">−</mo>
                          <mi mathvariant="italic">DLi</mi>
                        </mrow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sub>
                          <mi>x</mi>
                          <mi>i</mi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sub>
                          <mi mathvariant="italic">BK</mi>
                          <mi>r</mi>
                        </msub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</mtable>
              </mrow>
              <mo fence="true" stretchy="true">]</mo>
            </mrow>
          </mrow>
        </mtd>
      </mtr>
      <mtr>
        <mtd columnalign="left">
          <mrow>
            <mrow>
              <mrow>
                <mo fence="true" stretchy="true">[</mo>
                <mrow>
                  <mtable>
                    <mtr>
                      <mtd>
                        <mi>y</mi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C</mi>
                              <mo stretchy="false">−</mo>
                              <mi mathvariant="italic">D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DLi</mi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x</mi>
                    </mtd>
                  </mtr>
                  <mtr>
                    <mtd>
                      <msub>
                        <mi>x</mi>
                        <mi>i</mi>
                      </msub>
                    </mtd>
                  </mtr>
                </mtable>
              </mrow>
              <mo fence="true" stretchy="true">]</mo>
            </mrow>
          </mrow>
        </mtd>
      </mtr>
    </mtable>
    <annotation encoding="StarMath 5.0">left[ matrix{dot x## dot x_i} right ] = left [ matrix{(A -BL) # BLi ## (DL-C) # -DLi} right ] left[ matrix{x## x_i} right ]  + left [ matrix{BK_r ## 1} right ]left[ matrix{r} right ] newline

alignl left [matrix{y} right] = left[ matrix{(C-DL) # DLi} right]left[ matrix{x## x_i} right ] 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over accent="true">
                <mi>x</mi>
                <mo stretchy="false">˙</mo>
              </mover>
              <mo stretchy="false">=</mo>
              <mrow>
                <mi mathvariant="italic">Ax</mi>
                <mo stretchy="false">+</mo>
                <mi mathvariant="italic">Bu</mi>
                <mo stretchy="false">+</mo>
                <msub>
                  <mi>B</mi>
                  <mi>d</mi>
                </msub>
              </mrow>
            </mrow>
            <mi>d</mi>
          </mrow>
        </mtd>
      </mtr>
      <mtr>
        <mtd>
          <mrow>
            <mrow>
              <mi>y</mi>
              <mo stretchy="false">=</mo>
              <mrow>
                <mi mathvariant="italic">Cx</mi>
                <mo stretchy="false">+</mo>
                <mi mathvariant="italic">Du</mi>
                <mo stretchy="false">+</mo>
                <msub>
                  <mi>B</mi>
                  <mi>n</mi>
                </msub>
              </mrow>
            </mrow>
            <mi>n</mi>
          </mrow>
        </mtd>
      </mtr>
    </mtable>
    <annotation encoding="StarMath 5.0">dot x = Ax + Bu + B_d d newline
y = Cx + Du + B_n n</annotation>
  </semantics>
</math>
</file>

<file path=Object 7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u</mi>
              <mo stretchy="false">+</mo>
              <mi mathvariant="italic">Ke</mi>
            </mrow>
          </mrow>
        </mtd>
      </mtr>
      <mtr>
        <mtd columnalign="left">
          <mrow>
            <mrow>
              <mover accent="true">
                <mi>y</mi>
                <mo stretchy="false">^</mo>
              </mover>
              <mo stretchy="false">=</mo>
              <mi>C</mi>
            </mrow>
            <mrow>
              <mover accent="true">
                <mi>x</mi>
                <mo stretchy="false">^</mo>
              </mover>
              <mo stretchy="false">+</mo>
              <mi mathvariant="italic">Du</mi>
            </mrow>
          </mrow>
        </mtd>
      </mtr>
      <mtr>
        <mtd columnalign="left">
          <mrow>
            <mrow>
              <mi>e</mi>
              <mo stretchy="false">=</mo>
              <mrow>
                <mi>y</mi>
                <mo stretchy="false">−</mo>
                <mover accent="true">
                  <mi>y</mi>
                  <mo stretchy="false">^</mo>
                </mover>
              </mrow>
              <mo stretchy="false">=</mo>
              <mrow>
                <mi mathvariant="italic">Cx</mi>
                <mo stretchy="false">+</mo>
                <mi mathvariant="italic">Du</mi>
                <mo stretchy="false">+</mo>
                <msub>
                  <mi>B</mi>
                  <mi>n</mi>
                </msub>
              </mrow>
            </mrow>
            <mrow>
              <mi>n</mi>
              <mo stretchy="false">−</mo>
              <mi>C</mi>
            </mrow>
            <mrow>
              <mrow>
                <mover accent="true">
                  <mi>x</mi>
                  <mo stretchy="false">^</mo>
                </mover>
                <mo stretchy="false">−</mo>
                <mi mathvariant="italic">Du</mi>
              </mrow>
              <mo stretchy="false">=</mo>
              <mrow>
                <mi mathvariant="italic">Cx</mi>
                <mo stretchy="false">+</mo>
                <msub>
                  <mi>B</mi>
                  <mi>n</mi>
                </msub>
              </mrow>
            </mrow>
            <mrow>
              <mi>n</mi>
              <mo stretchy="false">−</mo>
              <mi>C</mi>
            </mrow>
            <mover accent="true">
              <mi>x</mi>
              <mo stretchy="false">^</mo>
            </mover>
          </mrow>
        </mtd>
      </mtr>
    </mtable>
    <annotation encoding="StarMath 5.0">alignl dot hat x = A hat x + Bu + Ke newline
alignl hat y = C hat x + Du newline
alignl e = y - hat y = Cx + Du + B_n n - C hat x - Du = Cx + B_n n - C hat x</annotation>
  </semantics>
</math>
</file>

<file path=Object 8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i>x</mi>
        <mo stretchy="false">+</mo>
        <mi>r</mi>
      </mrow>
    </mrow>
    <annotation encoding="StarMath 5.0">u = -L x + r</annotation>
  </semantics>
</math>
</file>

<file path=Object 9/content.xml><?xml version="1.0" encoding="utf-8"?>
<math xmlns="http://www.w3.org/1998/Math/MathML" display="block">
  <semantics>
    <mrow>
      <mover accent="true">
        <mi>x</mi>
        <mo stretchy="false">~</mo>
      </mover>
      <mo stretchy="false">=</mo>
      <mrow>
        <mi>x</mi>
        <mo stretchy="false">−</mo>
        <mover accent="true">
          <mi>x</mi>
          <mo stretchy="false">^</mo>
        </mover>
      </mrow>
    </mrow>
    <annotation encoding="StarMath 5.0">tilde x = x - hat x </annotation>
  </semantics>
</math>
</file>